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podpis" style:family="paragraph">
      <style:paragraph-properties fo:margin-top="0.3333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15/2023<text:bookmark-end text:name="Text14"/></text:p>
            <text:p text:style-name="Normální">KVOP-12400/2023<text:bookmark-end text:name="Text2"/></text:p>
            <text:p text:style-name="Normální"><text:bookmark-start text:name="Text6"/>30. 03. 2023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á paní</text:p>
            <text:p text:style-name="Normální"><text:bookmark-start text:name="Text9"/>Ing.<text:s/><text:bookmark-end text:name="Text9"/>H. M.</text:p>
            <text:p text:style-name="Normální"/>
            <text:p text:style-name="Normální"/>
            <text:p text:style-name="Normální"/>
            <text:p text:style-name="P17">ID DS:<text:s/></text:p>
            <text:p text:style-name="Normální"/>
            <text:p text:style-name="Normální"/>
            <text:p text:style-name="Normální"/>
            <text:p text:style-name="Normální"/>
          </table:table-cell>
        </table:table-row>
      </table:table>
      <text:h text:style-name="Nadpis1" text:outline-level="1">Sdělení o vyřízení žádosti o informace</text:h>
      <text:h text:style-name="Nadpis1" text:outline-level="1">podle zákona č. 106/1999 Sb., o svobodném přístupu k informacím</text:h>
      <text:p text:style-name="Základnítext">Vážená paní inženýrko,</text:p>
      <text:p text:style-name="Základnítext">dne 23. 3. 2023 obdržela Kancelář veřejného ochránce práv Vaši žádost o informace.<text:s/></text:p>
      <text:p text:style-name="Základnítext">Konkrétně jste žádala o poskytnutí kopie podkladu, z něhož vycházela zpráva o šetření veřejného ochránce práv ze dne 10. května 2022<text:span text:style-name="Značkapozn.podčarou"><text:note text:note-class="footnote" text:id="_ftn0"><text:note-citation>1</text:note-citation><text:note-body><text:p text:style-name="Textpozn.podčarou"><text:s/>č. j.: KVOP-28787/2022</text:p></text:note-body></text:note></text:span>, sp. zn. 5447/2021/VOP/SN. <text:s/></text:p>
      <text:p text:style-name="Základnítext">Z Vaší žádosti lze dovodit, že se Vám jedná o poskytnutí kopie sdělení 1. místostarosty Městské části Praha 15, ze<text:s/>dne 23. 2.2022, č.j.: 9447/2022/KS/Kra.<text:s/></text:p>
      <text:p text:style-name="Základnítext">Požadovaný dokument Vám zasíláme v příloze.</text:p>
      <text:p text:style-name="Základnítext">S pozdravem</text:p>
      <text:p text:style-name="P18">JUDr. Pavel Pořízek, Ph.D. v. r.</text:p>
      <text:p text:style-name="podpis">vedoucí Kanceláře veřejného ochránce práv</text:p>
      <text:p text:style-name="podpis">(dokument je elektronicky podepsán)</text:p>
      <text:p text:style-name="Základnítext"/>
      <text:p text:style-name="Základnítext"/>
      <text:p text:style-name="Příloha">Příloha</text:p>
      <text:p text:style-name="Normální">sdělení 1. místostarosty Městské části Praha 15, ze dne 23. 2.2022, č.j.: 9447/2022/KS/Kra</text:p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DF54C*</text:span></text:p>
        <text:p text:style-name="P12"><text:span text:style-name="T13">KVOPX00DF54C</text:span>KVOPX00DF54C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3-06-14T08:49:00Z</meta:creation-date>
    <dc:date>2023-06-14T08:53:00Z</dc:date>
    <meta:print-date>2016-06-27T07:08:00Z</meta:print-date>
    <meta:template xlink:href="KVOP_dopis%20vedoucího" xlink:type="simple"/>
    <meta:editing-cycles>3</meta:editing-cycles>
    <meta:editing-duration>PT120S</meta:editing-duration>
    <meta:user-defined meta:name="ContentTypeId">0x010100D3A71DC738674B4893D02C4CA0E22FAC</meta:user-defined>
    <meta:document-statistic meta:page-count="1" meta:paragraph-count="1" meta:word-count="134" meta:character-count="928" meta:row-count="6" meta:non-whitespace-character-count="795"/>
  </office:meta>
</office:document-meta>
</file>